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fo:font-weight="normal" officeooo:rsid="000e7252" officeooo:paragraph-rsid="000e7252" style:font-weight-asian="normal" style:font-weight-complex="normal"/>
    </style:style>
    <style:style style:name="P3" style:family="paragraph" style:parent-style-name="Standard">
      <style:text-properties fo:font-weight="normal" officeooo:rsid="00352290" officeooo:paragraph-rsid="00352290" style:font-weight-asian="normal" style:font-weight-complex="normal"/>
    </style:style>
    <style:style style:name="P4" style:family="paragraph" style:parent-style-name="Standard">
      <style:text-properties fo:font-weight="normal" officeooo:rsid="0038f6f8" officeooo:paragraph-rsid="0038f6f8" style:font-weight-asian="normal" style:font-weight-complex="normal"/>
    </style:style>
    <style:style style:name="P5" style:family="paragraph" style:parent-style-name="Standard">
      <style:text-properties fo:font-weight="normal" officeooo:rsid="003a995f" officeooo:paragraph-rsid="003a995f" style:font-weight-asian="normal" style:font-weight-complex="normal"/>
    </style:style>
    <style:style style:name="P6" style:family="paragraph" style:parent-style-name="Standard">
      <style:text-properties fo:font-weight="normal" officeooo:rsid="0018a15f" officeooo:paragraph-rsid="003bb1c1" style:font-weight-asian="normal" style:font-weight-complex="normal"/>
    </style:style>
    <style:style style:name="P7" style:family="paragraph" style:parent-style-name="Standard">
      <style:text-properties fo:font-weight="normal" officeooo:rsid="003d99d9" officeooo:paragraph-rsid="003d99d9" style:font-weight-asian="normal" style:font-weight-complex="normal"/>
    </style:style>
    <style:style style:name="P8" style:family="paragraph" style:parent-style-name="Standard">
      <style:text-properties officeooo:rsid="000f1610" officeooo:paragraph-rsid="001873f1"/>
    </style:style>
    <style:style style:name="P9" style:family="paragraph" style:parent-style-name="Standard">
      <style:text-properties officeooo:paragraph-rsid="001873f1"/>
    </style:style>
    <style:style style:name="P10" style:family="paragraph" style:parent-style-name="Standard">
      <style:text-properties officeooo:rsid="001873f1" officeooo:paragraph-rsid="001873f1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8f6f8" style:font-weight-asian="bold" style:font-weight-complex="bold"/>
    </style:style>
    <style:style style:name="T5" style:family="text">
      <style:text-properties fo:font-weight="bold" officeooo:rsid="003a0cbb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officeooo:rsid="000d04e9"/>
    </style:style>
    <style:style style:name="T8" style:family="text">
      <style:text-properties officeooo:rsid="00173eb2"/>
    </style:style>
    <style:style style:name="T9" style:family="text">
      <style:text-properties officeooo:rsid="001873f1"/>
    </style:style>
    <style:style style:name="T10" style:family="text">
      <style:text-properties officeooo:rsid="00329be2"/>
    </style:style>
    <style:style style:name="T11" style:family="text">
      <style:text-properties officeooo:rsid="003a0cbb"/>
    </style:style>
    <style:style style:name="T12" style:family="text">
      <style:text-properties officeooo:rsid="003ae05a"/>
    </style:style>
    <style:style style:name="T13" style:family="text">
      <style:text-properties officeooo:rsid="003f60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7">pružaju</text:span> informacije vezane isključivo za razumevanje teksta zadatka<text:line-break/><text:tab/><text:span text:style-name="T7">i pomoć oko korišćnja programskih alata</text:span>.</text:p>
      <text:p text:style-name="P9">9.<text:tab/><text:span text:style-name="T9">Nazivi promenljivih koje se inicijalno nalaze u zad.S fajlu se </text:span><text:span text:style-name="T2">ne smeju menjati</text:span><text:span text:style-name="T9">.<text:tab/>Njihove <text:tab/>vrednosti se mogu (i trebaju) menjati, da se ispitaju razni ulazi za program.</text:span></text:p>
      <text:p text:style-name="P9"><text:span text:style-name="T9"><text:tab/>Sadržaji stringova koji su zadati u zad.S fajlu se takođe </text:span><text:span text:style-name="T2">ne smeju menjati</text:span><text:span text:style-name="T9">.<text:tab/></text:span></text:p>
      <text:p text:style-name="P10"><text:tab/>Ukoliko je potrebno, mogu se dodavati nove promenljive.</text:p>
      <text:p text:style-name="P1"><text:span text:style-name="T6">10.</text:span><text:tab/>Test se snima.</text:p>
      <text:p text:style-name="Standard">11.<text:tab/>Test traje 2 sata i 45 minuta.</text:p>
      <text:p text:style-name="Standard"/>
      <text:p text:style-name="Standard"><text:span text:style-name="T3">Zadatak</text:span>:</text:p>
      <text:p text:style-name="P6">Napisati asemblerski <text:span text:style-name="T10">program koji traži od korisnika da se unese jedan string maksimalne dužine od 30 karaktera. U stringu ce biti upisani neoznačena oktalni brojevi, koji predstavljaju uglove. U stringu će biti upisan minimalno jedan broj, a brojevi će biti razdvojeni tačno jednim razmakom ako ih ima više. Razmaci se neće pojavljivati na početku ili kraju stringa tj pre prvog broja ili posle poslednjeg. U zavisnosti od toga koliko je brojeva navedeno treba proveriti da li je, u slučaju 3 broja, moguće konstruisati trougao sa tim uglovima. U slucaju da ima 4 broja, potreba proveriti da li je moguće konstruisati četvorougao sa tim uglovima. Uglovi ne mogu imati vrednost 0 i treba voditi računa o prekoračenju pri sabiranju uglova.</text:span></text:p>
      <text:p text:style-name="P2"/>
      <text:p text:style-name="P3">Tok programa:</text:p>
      <text:p text:style-name="P3">1. Ispisati <text:span text:style-name="T3">poruka1</text:span>.</text:p>
      <text:p text:style-name="P3">2. Zahtevati upis stringa.</text:p>
      <text:p text:style-name="P3">3. Provera da li je nastala greška pri unosu i ispis greške. <text:span text:style-name="T3">gre</text:span><text:span text:style-name="T4">s</text:span><text:span text:style-name="T3">ka1</text:span> ako je string prazan, a <text:span text:style-name="T3">gre</text:span><text:span text:style-name="T4">s</text:span><text:span text:style-name="T3">ka2</text:span> ako je uneto više nego dozvoljeno karaktera.</text:p>
      <text:p text:style-name="P4">4. Ispis <text:span text:style-name="T3">greska3</text:span> u slučaju bilo kakve greške u toku bilo koje konverzije.</text:p>
      <text:p text:style-name="P4">5. <text:span text:style-name="T11">Ispis </text:span><text:span text:style-name="T5">greska4</text:span><text:span text:style-name="T11"> u slučaju da nije unet dobar broj uglova. Ako je uneto manje od 3 ili više od 4 ugla.</text:span></text:p>
      <text:p text:style-name="P5">6. U slučaju 3 ugla ispisati <text:span text:style-name="T3">poruka2</text:span>, ako je njihov zbir 180 stepeni ili <text:span text:style-name="T3">poruka3</text:span>, ako nije.</text:p>
      <text:p text:style-name="P5">7. U slučaju <text:span text:style-name="T13">4</text:span> ugla ispisati <text:span text:style-name="T3">poruka4</text:span>, ako je njihov zbir <text:span text:style-name="T12">360</text:span> stepeni ili <text:span text:style-name="T3">poruka5</text:span>, ako nije.</text:p>
      <text:p text:style-name="P5"/>
      <text:p text:style-name="P7">Primeri:</text:p>
      <text:p text:style-name="P7">Unesite sve uglove:</text:p>
      <text:p text:style-name="P7">Greska: Prazan unos.</text:p>
      <text:p text:style-name="P7">-----------------------------------</text:p>
      <text:p text:style-name="P7">Unesite sve uglove:1111111111111111111111111111111</text:p>
      <text:p text:style-name="P7">Greska: Maksimalan unos prekoracen.</text:p>
      <text:p text:style-name="P7">-----------------------------------</text:p>
      <text:p text:style-name="P7">Unesite sve uglove:10 10 244</text:p>
      <text:p text:style-name="P7">Navedeni uglovi jesu uglovi trougla.</text:p>
      <text:p text:style-name="P7"/>
      <text:p text:style-name="P7">Za još primera pogledati skriptu testiraj.sh</text:p>
      <text:p text:style-name="P8"><text:soft-page-break/><text:span text:style-name="T9">Bodovanje je proporcionalno broju uspešnih testova. </text:span>Pored testova koji su unapred dati <text:span text:style-name="T8">(automatizovano testiranje sa testiraj.sh)</text:span>, prilikom pregledanja potprogram će se testirati sa još dodatnih testova, te je potrebno testirati i sa drugim ulazima.</text:p>
      <text:p text:style-name="Standard"/>
      <text:p text:style-name="Standard">Za<text:bookmark-start text:name="__DdeLink__728_883297939"/> <text:bookmark-end text:name="__DdeLink__728_883297939"/>kompletno odrađen zadatak se dobija <text:span text:style-name="T9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8-05-28T11:02:33.938404588</dc:date>
    <meta:editing-duration>PT2H55M37S</meta:editing-duration>
    <meta:editing-cycles>55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457" meta:character-count="2896" meta:non-whitespace-character-count="2470"/>
  </office:meta>
</office:document-meta>
</file>